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our mobile : </text:p>
      <text:p text:style-name="Standard"/>
      <text:p text:style-name="Standard">-1 activité avec la liste des biens </text:p>
      <text:p text:style-name="Standard">-1 fragment avec le detail d'un bien -&gt; afficher la vignette de carte correspondante en grace à l'adresse</text:p>
      <text:p text:style-name="Standard">-1 activité pour ajouter un bien depuis l'app -&gt; + notification que le bien a bien été ajouté</text:p>
      <text:p text:style-name="Standard">-1 fragment pour la géolocalisation des biens sur une map si l'agent est connecté et géolocalisable -&gt; carte dynamique zoom et afficher le bien en cliquant dessus </text:p>
      <text:p text:style-name="Standard">-bar de recherche multi critère -&gt; ouvrir une nouvelle vue et récupérer le resultat de l'activité retourne une requete à faire sur room en string -&gt; ensuite on execute cette requete et notre liste est mis a jour. <text:s/></text:p>
      <text:p text:style-name="Standard"/>
      <text:p text:style-name="Standard">-FONCTIONNALITE complémentaire :</text:p>
      <text:list xml:id="list3976154886238766175" text:style-name="L1">
        <text:list-item>
          <text:p text:style-name="P1">Créer un simulateur de prêt immobilier, avec un apport, un taux et une durée ;</text:p>
        </text:list-item>
        <text:list-item>
          <text:p text:style-name="P1">Intégrer des vidéos dans les informations des biens ;</text:p>
        </text:list-item>
        <text:list-item>
          <text:p text:style-name="P1">Synchroniser l'ensemble des biens sur un Back-end comme Firebase ;</text:p>
        </text:list-item>
      </text:list>
      <text:p text:style-name="Standard"/>
      <text:p text:style-name="Standard"/>
      <text:p text:style-name="Standard"/>
      <text:p text:style-name="Standard">pour tablette :</text:p>
      <text:p text:style-name="Standard">activité liste bien + fragment a gauche avec detail du bien selectionné </text:p>
      <text:p text:style-name="Standard"/>
      <text:p text:style-name="Standard">couplage faible entre la liste et le detail <text:s/>probleme de lyfe cycle</text:p>
      <text:p text:style-name="Standard">-&gt; utiliser eventbus pour passer les donnée</text:p>
      <text:p text:style-name="Standard"/>
      <text:p text:style-name="Standard"/>
      <text:p text:style-name="Standard">Supprimer taille de text et le mettre uniquement dans le dimen </text:p>
      <text:p text:style-name="Standard">Créer des ressources pour le menu pour le mode tablette </text:p>
      <text:p text:style-name="Standard">Continuer avec flow et corotine pour les dat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Questions ! </text:p>
      <text:p text:style-name="Standard"/>
      <text:p text:style-name="Standard">-Dans le detail viewmodel lors du démarrage de l'application pour que les données du premier bien s'affiche peut on faire le init {} et est il safe d'utilisé des var au lieu des val ?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3H1M31S</meta:editing-duration>
    <meta:editing-cycles>9</meta:editing-cycles>
    <meta:generator>OpenOffice/4.1.13$Win32 OpenOffice.org_project/4113m1$Build-9810</meta:generator>
    <dc:date>2022-12-04T00:15:46.67</dc:date>
    <meta:document-statistic meta:table-count="0" meta:image-count="0" meta:object-count="0" meta:page-count="2" meta:paragraph-count="19" meta:word-count="251" meta:character-count="1413"/>
    <meta:user-defined meta:name="Info 1"/>
    <meta:user-defined meta:name="Info 2"/>
    <meta:user-defined meta:name="Info 3"/>
    <meta:user-defined meta:name="Info 4"/>
  </office:meta>
</office:document-meta>
</file>